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72255e"/>
    </style:style>
    <style:style style:name="P62" style:family="paragraph" style:parent-style-name="Footnote">
      <style:text-properties officeooo:paragraph-rsid="0e81bf91"/>
    </style:style>
    <style:style style:name="P63" style:family="paragraph" style:parent-style-name="Footnote">
      <style:text-properties officeooo:paragraph-rsid="0e9381e6"/>
    </style:style>
    <style:style style:name="P64" style:family="paragraph" style:parent-style-name="Footnote">
      <style:text-properties officeooo:paragraph-rsid="0ea78533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ef98af7"/>
    </style:style>
    <style:style style:name="P67" style:family="paragraph" style:parent-style-name="Footnote">
      <style:text-properties officeooo:paragraph-rsid="0f01ec83"/>
    </style:style>
    <style:style style:name="P68" style:family="paragraph" style:parent-style-name="Footnote">
      <style:text-properties officeooo:paragraph-rsid="0f05db4d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ef8a941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Standard">
      <style:text-properties officeooo:paragraph-rsid="0f449ce3"/>
    </style:style>
    <style:style style:name="P87" style:family="paragraph" style:parent-style-name="Standard">
      <style:text-properties officeooo:paragraph-rsid="0d2e61eb"/>
    </style:style>
    <style:style style:name="P88" style:family="paragraph" style:parent-style-name="Standard">
      <style:text-properties officeooo:paragraph-rsid="0f4eeba0"/>
    </style:style>
    <style:style style:name="P89" style:family="paragraph" style:parent-style-name="Standard">
      <style:text-properties officeooo:paragraph-rsid="0f467e32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break-before="page"/>
      <style:text-properties officeooo:paragraph-rsid="0b0ddd8e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text-underline-style="none"/>
    </style:style>
    <style:style style:name="T187" style:family="text">
      <style:text-properties fo:color="#000000" loext:opacity="100%" style:text-line-through-style="none" style:text-line-through-type="none" style:text-underline-style="none" officeooo:rsid="01657261"/>
    </style:style>
    <style:style style:name="T188" style:family="text">
      <style:text-properties fo:color="#000000" loext:opacity="100%" style:text-line-through-style="none" style:text-line-through-type="none" style:text-underline-style="none" officeooo:rsid="0382ccb7"/>
    </style:style>
    <style:style style:name="T189" style:family="text">
      <style:text-properties fo:color="#000000" loext:opacity="100%" style:text-line-through-style="none" style:text-line-through-type="none" style:text-underline-style="none" officeooo:rsid="0f486fef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8" style:family="text">
      <style:text-properties fo:color="#000000" loext:opacity="100%" style:font-name="Liberation Sans" fo:font-size="12pt" style:font-size-asian="12pt" style:font-size-complex="12pt"/>
    </style:style>
    <style:style style:name="T2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style:use-window-font-color="true" loext:opacity="0%" style:font-name="Liberation Sans" officeooo:rsid="0efd8e5c"/>
    </style:style>
    <style:style style:name="T33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fo:font-size="8pt" style:font-size-asian="8pt" style:font-size-complex="8pt" loext:padding="0.049cm" loext:border="0.31pt solid #000000"/>
    </style:style>
    <style:style style:name="T339" style:family="text">
      <style:text-properties officeooo:rsid="0e5635a7"/>
    </style:style>
    <style:style style:name="T340" style:family="text">
      <style:text-properties officeooo:rsid="0e56c5f4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officeooo:rsid="0ee1abbb"/>
    </style:style>
    <style:style style:name="T3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9" style:family="text">
      <style:text-properties officeooo:rsid="0f0ca65a"/>
    </style:style>
    <style:style style:name="T350" style:family="text">
      <style:text-properties officeooo:rsid="01657261"/>
    </style:style>
    <style:style style:name="T351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211">C</text:span></text:span><text:span text:style-name="Strong_20_Emphasis"><text:span text:style-name="T210">hecklist voor </text:span></text:span><text:span text:style-name="Strong_20_Emphasis"><text:span text:style-name="T212">de installatie</text:span></text:span><text:span text:style-name="Strong_20_Emphasis"><text:span text:style-name="T210"> van </text:span></text:span><text:span text:style-name="Strong_20_Emphasis"><text:span text:style-name="T210"><text:user-field-get text:name="Distro">Ubuntu</text:user-field-get></text:span></text:span><text:span text:style-name="Strong_20_Emphasis"><text:span text:style-name="T210"><text:s/></text:span></text:span><text:span text:style-name="Strong_20_Emphasis"><text:span text:style-name="T218"><text:user-field-get text:name="Version">22.04</text:user-field-get></text:span></text:span><text:span text:style-name="Strong_20_Emphasis"><text:span text:style-name="T214"><text:s/></text:span></text:span><text:span text:style-name="Strong_20_Emphasis"><text:span text:style-name="T215">LTS</text:span></text:span><text:span text:style-name="Strong_20_Emphasis"><text:span text:style-name="T215"><text:note text:id="ftn1" text:note-class="footnote"><text:note-citation>1</text:note-citation><text:note-body><text:p text:style-name="P68"><text:span text:style-name="T255">LTS</text:span><text:span text:style-name="T263"> </text:span><text:span text:style-name="T264">staat voor</text:span><text:span text:style-name="T262"> </text:span><text:span text:style-name="T255">Long-Term Support, langetermijnondersteuning, </text:span><text:span text:style-name="T265">en </text:span><text:span text:style-name="T266">d</text:span><text:span text:style-name="T265">eze </text:span><text:span text:style-name="Strong_20_Emphasis"><text:span text:style-name="T272"><text:user-field-get text:name="Distro">Ubuntu</text:user-field-get></text:span></text:span><text:span text:style-name="T265"><text:s/></text:span><text:span text:style-name="T273"><text:user-field-get text:name="Version">22.04</text:user-field-get></text:span><text:span text:style-name="T273"><text:s/></text:span><text:span text:style-name="T265">LTS </text:span><text:span text:style-name="T267">(codenaam </text:span><text:span text:style-name="T271">j</text:span><text:span text:style-name="T345">ammy</text:span><text:span text:style-name="T267">) </text:span><text:span text:style-name="T264">van</text:span><text:span text:style-name="T261"> </text:span><text:span text:style-name="T259">april</text:span><text:span text:style-name="T257"> </text:span><text:span text:style-name="Strong_20_Emphasis"><text:span text:style-name="T135"><text:user-field-get style:data-style-name="N0" text:name="Releaseyear">2022</text:user-field-get></text:span></text:span><text:span text:style-name="T259"><text:s/></text:span><text:span text:style-name="T255">wordt </text:span><text:span text:style-name="T256">vijf</text:span><text:span text:style-name="T255"> jaar onder</text:span><text:span text:style-name="T270">steund</text:span><text:span text:style-name="T260"> </text:span><text:span text:style-name="T255">tot </text:span><text:span text:style-name="T259">april</text:span><text:span text:style-name="T254"> </text:span><text:span text:style-name="T255">202</text:span><text:span text:style-name="T259">7</text:span><text:span text:style-name="T258">.</text:span></text:p></text:note-body></text:note></text:span></text:span><text:span text:style-name="Strong_20_Emphasis"><text:span text:style-name="T216"> </text:span></text:span><text:span text:style-name="Strong_20_Emphasis"><text:span text:style-name="T217"><text:user-field-get text:name="Edition">server</text:user-field-get></text:span></text:span><text:span text:style-name="Strong_20_Emphasis"><text:span text:style-name="T213">.<text:line-break/></text:span></text:span><text:span text:style-name="Strong_20_Emphasis"><text:span text:style-name="T346">lopende werkzaamheden</text:span></text:span></text:p>
      <text:p text:style-name="P16"/>
      <text:p text:style-name="P13"><text:span text:style-name="T22">Vul </text:span><text:span text:style-name="T21">achter</text:span><text:span text:style-name="T16"> de </text:span><text:span text:style-name="Definition"><text:span text:style-name="T349">ONDERSTREEPTE</text:span></text:span><text:span text:style-name="T1"> </text:span><text:span text:style-name="T17">woorden</text:span><text:span text:style-name="T16"> het</text:span><text:span text:style-name="Strong_20_Emphasis"><text:span text:style-name="T281"> </text:span></text:span><text:span text:style-name="Strong_20_Emphasis"><text:span text:style-name="T282">tekstvak</text:span></text:span><text:span text:style-name="T17"> </text:span><text:span text:style-name="T22">in,</text:span><text:span text:style-name="T17"> </text:span><text:span text:style-name="T298">zie </text:span><text:span text:style-name="T330">[</text:span><text:span text:style-name="T298">toelichting</text:span><text:span text:style-name="T330">]</text:span><text:span text:style-name="T17">:</text:span></text:p>
      <text:p text:style-name="P2"><text:span text:style-name="Definition"><text:span text:style-name="T26">GEBRUIKER</text:span></text:span><text:span text:style-name="T305"><text:tab/><text:tab/></text:span><text:span text:style-name="T329"> <text:tab/><text:tab/></text:span><text:span text:style-name="T306"><draw:control text:anchor-type="as-char" svg:y="-0.429cm" draw:z-index="6" draw:name="Gebruiker" draw:style-name="gr2" draw:text-style-name="P97" svg:width="6.002cm" svg:height="0.6cm" draw:control="control7"><svg:title>Gebruiker</svg:title><svg:desc>Volledige naam, bijv. Jan Stek</svg:desc></draw:control></text:span><text:span text:style-name="T306"><text:tab/></text:span><text:span text:style-name="T307">[</text:span><text:span text:style-name="T301">volledige naam, bijv. </text:span><text:span text:style-name="T302">J</text:span><text:span text:style-name="T327">a</text:span><text:span text:style-name="T302">n </text:span><text:span text:style-name="T327">Jansen</text:span><text:span text:style-name="T328">]</text:span></text:p>
      <text:p text:style-name="P69"><text:span text:style-name="Definition"><text:span text:style-name="T300">g</text:span></text:span><text:span text:style-name="Definition">ebruikersnaam</text:span><text:span text:style-name="T299"><text:tab/></text:span><text:span text:style-name="T299"><draw:control text:anchor-type="as-char" svg:y="-0.429cm" draw:z-index="16" draw:name="Gberuikersnaam 2" draw:style-name="gr2" draw:text-style-name="P97" svg:width="6.002cm" svg:height="0.6cm" draw:control="control17"><svg:title>Gebruikersnaam</svg:title><svg:desc>Korte naam, bijv. jan</svg:desc></draw:control></text:span><text:span text:style-name="T299"><text:tab/></text:span><text:span text:style-name="T9">[</text:span><text:span text:style-name="T8">korte naam, bijv. </text:span><text:span text:style-name="T224">j</text:span><text:span text:style-name="T225">a</text:span><text:span text:style-name="T224">n</text:span><text:span text:style-name="T226">]</text:span></text:p>
      <text:p text:style-name="P5"><text:span text:style-name="Definition"><text:span text:style-name="T351">servernaam</text:span></text:span><text:span text:style-name="T308"><text:tab/><text:tab/><text:tab/></text:span><draw:control text:anchor-type="as-char" svg:y="-0.429cm" draw:z-index="7" draw:name="Computernaam" draw:style-name="gr2" draw:text-style-name="P97" svg:width="6.002cm" svg:height="0.6cm" draw:control="control8"><svg:title>Computernaam</svg:title><svg:desc>Unieke naam van de computer</svg:desc></draw:control><text:tab/><text:span text:style-name="T314">[</text:span><text:span text:style-name="T310">naam van de </text:span><text:span text:style-name="T315">server</text:span><text:span text:style-name="T311">, </text:span><text:span text:style-name="T312">bijv. </text:span><text:span text:style-name="T315">sv</text:span><text:span text:style-name="T313">02</text:span><text:span text:style-name="T314">]</text:span></text:p>
      <text:p text:style-name="P1"><text:span text:style-name="Definition">OPSTARTMEnU</text:span><text:span text:style-name="T306"><text:tab/><text:tab/><text:tab/></text:span><text:span text:style-name="T306"><draw:control text:anchor-type="as-char" svg:y="-0.429cm" draw:z-index="8" draw:name="Opstartmenu" draw:style-name="gr2" draw:text-style-name="P97" svg:width="6.002cm" svg:height="0.6cm" draw:control="control9"><svg:title>Opstartmenu</svg:title><svg:desc>Toets voor het opstartmenu ("bootmenu")</svg:desc></draw:control></text:span><text:span text:style-name="T306"><text:tab/></text:span><text:span text:style-name="T314">[</text:span><text:span text:style-name="T310">to</text:span><text:span text:style-name="T316">ets voor het opstartmedium</text:span><text:span text:style-name="T317">]</text:span></text:p>
      <text:p text:style-name="P4"><text:span text:style-name="Definition"><text:span text:style-name="T309">INSTELLINGE</text:span></text:span><text:span text:style-name="Definition">N</text:span><text:span text:style-name="T309"> <text:tab/><text:tab/><text:tab/></text:span><text:span text:style-name="T309"><draw:control text:anchor-type="as-char" svg:y="-0.429cm" draw:z-index="5" draw:name="Instellingen" draw:style-name="gr2" draw:text-style-name="P97" svg:width="6.002cm" svg:height="0.6cm" draw:control="control6"><svg:title>Instellingen</svg:title><svg:desc>Toets voor het BIOS/UEFI-scherm ("setup")</svg:desc></draw:control></text:span><text:span text:style-name="T309"><text:tab/></text:span><text:span text:style-name="T314">[</text:span><text:span text:style-name="T310">toets voor het UEFI-BIOS-scherm</text:span><text:span text:style-name="T314">]</text:span></text:p>
      <text:p text:style-name="P3"><text:span text:style-name="Definition"><text:span text:style-name="T319">GEBRUIKER2</text:span></text:span><text:span text:style-name="T318"><text:tab/></text:span><text:span text:style-name="T329"> <text:tab/><text:tab/></text:span><text:span text:style-name="T306"><draw:control text:anchor-type="as-char" svg:y="-0.429cm" draw:z-index="13" draw:name="Gebruiker 1" draw:style-name="gr2" draw:text-style-name="P97" svg:width="6.002cm" svg:height="0.6cm" draw:control="control14"><svg:title>Gebruiker</svg:title><svg:desc>Volledige naam, bijv. Jan Stek</svg:desc></draw:control></text:span><text:span text:style-name="T306"><text:tab/></text:span><text:span text:style-name="T307">[</text:span><text:span text:style-name="T301">volledige naam </text:span><text:span text:style-name="T303">evt. 2</text:span><text:span text:style-name="T331">e</text:span><text:span text:style-name="T303"> gebruiker</text:span><text:span text:style-name="T304">]</text:span></text:p>
      <text:p text:style-name="P59"><text:span text:style-name="Definition"><text:span text:style-name="T319">GEBRUIKERSN</text:span></text:span><text:span text:style-name="Definition"><text:span text:style-name="T320">aa</text:span></text:span><text:span text:style-name="Definition"><text:span text:style-name="T319">M2</text:span></text:span><text:span text:style-name="Definition"><text:span text:style-name="T323"><text:tab/></text:span></text:span><text:span text:style-name="T299"><draw:control text:anchor-type="as-char" svg:y="-0.429cm" draw:z-index="14" draw:name="Gberuikersnaam 1" draw:style-name="gr2" draw:text-style-name="P97" svg:width="6.002cm" svg:height="0.6cm" draw:control="control15"><svg:title>Gebruikersnaam</svg:title><svg:desc>Korte naam, bijv. jan</svg:desc></draw:control></text:span><text:span text:style-name="T299"><text:tab/></text:span><text:span text:style-name="T322">[</text:span><text:span text:style-name="T321">korte naam</text:span><text:span text:style-name="T324"> </text:span><text:span text:style-name="T325">evt. 2</text:span><text:span text:style-name="T332">e</text:span><text:span text:style-name="T325"> gebruiker</text:span><text:span text:style-name="T326">]</text:span></text:p>
      <text:p text:style-name="P6"><text:span text:style-name="T227">Vervang </text:span><text:span text:style-name="T234">de</text:span><text:span text:style-name="T227"> </text:span><text:span text:style-name="Definition"><text:span text:style-name="T27">ONDERSTREEPTE</text:span></text:span><text:span text:style-name="T227"> </text:span><text:span text:style-name="T228">woorden </text:span><text:span text:style-name="T227">in deze checklist door </text:span><text:span text:style-name="T234">d</text:span><text:span text:style-name="T235">i</text:span><text:span text:style-name="T234">e </text:span><text:span text:style-name="T233">in </text:span><text:span text:style-name="T235">het</text:span><text:span text:style-name="Strong_20_Emphasis"><text:span text:style-name="T69"> </text:span></text:span><text:span text:style-name="Strong_20_Emphasis"><text:span text:style-name="T93">tekstvak</text:span></text:span><text:span text:style-name="T227">.</text:span></text:p>
      <text:p text:style-name="P44"/>
      <text:p text:style-name="P44"/>
      <text:p text:style-name="P95"><text:span text:style-name="T242">Nieuwe installatie?</text:span><text:span text:style-name="T232"><text:tab/></text:span><text:span text:style-name="T237"></text:span><text:span text:style-name="T239"><text:tab/></text:span><text:span text:style-name="T238">B</text:span><text:span text:style-name="T232">egin bij hoofdstuk </text:span><text:span text:style-name="T242"><text:bookmark-ref text:reference-format="page" text:ref-name="__RefNumPara__4009_1271708128">2</text:bookmark-ref></text:span><text:span text:style-name="T232"><text:s text:c="2"/></text:span><text:span text:style-name="T243"><text:bookmark-ref text:reference-format="text" text:ref-name="__RefNumPara__4009_1271708128">Installatie uitvoeren</text:bookmark-ref></text:span><text:span text:style-name="T236">.</text:span></text:p>
      <text:p text:style-name="P26"/>
      <text:p text:style-name="P26"/>
      <text:list xml:id="list543779992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99"><draw:control text:anchor-type="as-char" draw:z-index="11" draw:name="Vorm3_0" draw:style-name="gr1" draw:text-style-name="P9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99"><draw:control text:anchor-type="as-char" draw:z-index="18" draw:name="Vorm3_ 2" draw:style-name="gr1" draw:text-style-name="P9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1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7"><text:span text:style-name="User_20_Entry"><text:span text:style-name="T134">E</text:span></text:span><text:span text:style-name="User_20_Entry"><text:span text:style-name="T179">v</text:span></text:span><text:span text:style-name="User_20_Entry"><text:span text:style-name="T180">en</text:span></text:span><text:span text:style-name="User_20_Entry"><text:span text:style-name="T182">t</text:span></text:span><text:span text:style-name="User_20_Entry"><text:span text:style-name="T183">uele </text:span></text:span><text:span text:style-name="User_20_Entry"><text:span text:style-name="T184">extra </text:span></text:span><text:span text:style-name="Definition"><text:span text:style-name="T347">gebruiker</text:span></text:span><text:span text:style-name="User_20_Entry"><text:span text:style-name="T168">s</text:span></text:span><text:span text:style-name="User_20_Entry"><text:span text:style-name="T184"> aanmelden </text:span></text:span><text:span text:style-name="User_20_Entry"><text:span text:style-name="T185">en dezelfde stappen uitvoeren</text:span></text:span><text:span text:style-name="User_20_Entry"><text:span text:style-name="T181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100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00"><draw:control text:anchor-type="as-char" draw:z-index="19" draw:name="Vorm 2" draw:style-name="gr1" draw:text-style-name="P96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54">Installeer 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5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5">D</text:span></text:span><text:span text:style-name="Strong_20_Emphasis"><text:span text:style-name="T69">ruk op de </text:span></text:span><text:span text:style-name="Strong_20_Emphasis"><text:span text:style-name="T66">Super</text:span></text:span><text:span text:style-name="Strong_20_Emphasis"><text:span text:style-name="T69">-toets</text:span></text:span><text:span text:style-name="Strong_20_Emphasis"><text:span text:style-name="T44"><text:note text:id="ftn4" text:note-class="footnote"><text:note-citation>4</text:note-citation><text:note-body><text:p text:style-name="P67"><text:span text:style-name="T193">D</text:span>e <text:span text:style-name="T338">Super</text:span>-toets <text:span text:style-name="T268">is de Windows-toets, Command-toets </text:span><text:span text:style-name="T269">(Apple)</text:span><text:span text:style-name="T268">, of Vergrootglas-toets </text:span><text:span text:style-name="T269">(Chromebook)</text:span><text:span text:style-name="T268">.</text:span></text:p></text:note-body></text:note></text:span></text:span><text:span text:style-name="Strong_20_Emphasis"><text:span text:style-name="T63">, </text:span></text:span><text:span text:style-name="Strong_20_Emphasis"><text:span text:style-name="T76">t</text:span></text:span><text:span text:style-name="Strong_20_Emphasis"><text:span text:style-name="T68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7"> </text:span></text:span><text:span text:style-name="Strong_20_Emphasis"><text:span text:style-name="T77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1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D5" office:value-type="string">
            <text:p text:style-name="P49"><text:span text:style-name="T3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59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100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00"><draw:control text:anchor-type="as-char" draw:z-index="20" draw:name="Vorm 7" draw:style-name="gr1" draw:text-style-name="P96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5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66">Super</text:span></text:span><text:span text:style-name="Strong_20_Emphasis"><text:span text:style-name="T65">-toets</text:span></text:span><text:span text:style-name="Strong_20_Emphasis"><text:span text:style-name="T63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05">men</text:span></text:span><text:span text:style-name="Strong_20_Emphasis"><text:span text:style-name="T106">u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</text:span></text:span><text:span text:style-name="Strong_20_Emphasis"><text:span text:style-name="T101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72">K</text:span></text:span><text:span text:style-name="Strong_20_Emphasis"><text:span text:style-name="T73">ie</text:span></text:span><text:span text:style-name="Strong_20_Emphasis"><text:span text:style-name="T74">s</text:span></text:span><text:span text:style-name="Strong_20_Emphasis"><text:span text:style-name="T62"> </text:span></text:span><text:span text:style-name="Strong_20_Emphasis"><text:span text:style-name="T121">1</text:span></text:span><text:span text:style-name="Strong_20_Emphasis"><text:span text:style-name="T122"> 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75"> </text:span></text:span><text:span text:style-name="Strong_20_Emphasis"><text:span text:style-name="T61">en </text:span></text:span><text:span text:style-name="Strong_20_Emphasis"><text:span text:style-name="T94">klik op </text:span></text:span><text:span text:style-name="Strong_20_Emphasis"><text:span text:style-name="T112">Verder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9"/>
      <text:list xml:id="list165330273525796" text:continue-numbering="true" text:style-name="L1">
        <text:list-item>
          <text:p text:style-name="P92"><text:bookmark-start text:name="__RefNumPara__4009_1271708128"/><text:span text:style-name="Strong_20_Emphasis"><text:span text:style-name="T245">Installatie uitvoere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100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248">Start de computer op vanaf </text:span><text:span text:style-name="T252">een </text:span><text:span text:style-name="Strong_20_Emphasis"><text:span text:style-name="T222"><text:user-field-get text:name="Distro">Ubuntu</text:user-field-get></text:span></text:span><text:span text:style-name="T247"><text:s/></text:span><text:span text:style-name="T223"><text:user-field-get text:name="Version">22.04</text:user-field-get></text:span><text:span text:style-name="T129"><text:s/>Live</text:span><text:span text:style-name="T129"><text:note text:id="ftn5" text:note-class="footnote"><text:note-citation>1</text:note-citation><text:note-body><text:p text:style-name="P66"><text:span text:style-name="T333">Vanaf ee</text:span>n Live <text:span text:style-name="T344">usb</text:span><text:span text:style-name="T337">-stick </text:span><text:span text:style-name="T339">(</text:span><text:span text:style-name="T337">of </text:span><text:span text:style-name="T340">dvd</text:span><text:span text:style-name="T339">)</text:span><text:span text:style-name="T24"> </text:span>kunt <text:span text:style-name="T333">u opstarten en</text:span> <text:span text:style-name="T18">met </text:span><text:span text:style-name="Strong_20_Emphasis"><text:span text:style-name="T272"><text:user-field-get text:name="Distro">Ubuntu</text:user-field-get></text:span></text:span><text:span text:style-name="Strong_20_Emphasis"><text:span text:style-name="T272"><text:s/></text:span></text:span>werken zonder deze te installeren.</text:p></text:note-body></text:note></text:span><text:span text:style-name="T129"> </text:span><text:span text:style-name="T130">usb</text:span><text:span text:style-name="T131">-stick</text:span><text:span text:style-name="T131"><text:note text:id="ftn6" text:note-class="footnote"><text:note-citation>2</text:note-citation><text:note-body><text:p text:style-name="P64"><text:span text:style-name="Strong_20_Emphasis"><text:span text:style-name="T136">Download </text:span></text:span><text:span text:style-name="Strong_20_Emphasis"><text:span text:style-name="T137">een </text:span></text:span><text:span text:style-name="Strong_20_Emphasis"><text:span text:style-name="T138">cd</text:span></text:span><text:span text:style-name="Strong_20_Emphasis"><text:span text:style-name="T164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139">, </text:span></text:span><text:span text:style-name="Strong_20_Emphasis"><text:span text:style-name="T141">klik op</text:span></text:span><text:span text:style-name="Strong_20_Emphasis"><text:span text:style-name="T142"> </text:span></text:span><text:span text:style-name="Strong_20_Emphasis"><text:span text:style-name="T170">Ubuntu 2</text:span></text:span><text:span text:style-name="Strong_20_Emphasis"><text:span text:style-name="T171">2</text:span></text:span><text:span text:style-name="Strong_20_Emphasis"><text:span text:style-name="T170">.04... LTS (Jammy Jellyfish)</text:span></text:span><text:span text:style-name="Strong_20_Emphasis"><text:span text:style-name="T142">, </text:span></text:span><text:span text:style-name="Strong_20_Emphasis"><text:span text:style-name="T143">en </text:span></text:span><text:span text:style-name="Strong_20_Emphasis"><text:span text:style-name="T141">klik </text:span></text:span><text:span text:style-name="Strong_20_Emphasis"><text:span text:style-name="T143">vervolgens </text:span></text:span><text:span text:style-name="Strong_20_Emphasis"><text:span text:style-name="T144">achter</text:span></text:span><text:span text:style-name="Strong_20_Emphasis"><text:span text:style-name="T143"> </text:span></text:span><text:span text:style-name="Strong_20_Emphasis"><text:span text:style-name="T172">Desktop image</text:span></text:span><text:span text:style-name="Strong_20_Emphasis"><text:span text:style-name="T143"> </text:span></text:span><text:span text:style-name="Strong_20_Emphasis"><text:span text:style-name="T144">op </text:span></text:span><text:span text:style-name="Strong_20_Emphasis"><text:span text:style-name="T169">64-bit PC (AMD64) desktop image</text:span></text:span><text:span text:style-name="Strong_20_Emphasis"><text:span text:style-name="T167">.</text:span></text:span><text:span text:style-name="Strong_20_Emphasis"><text:span text:style-name="T143"><text:line-break/></text:span></text:span><text:span text:style-name="Strong_20_Emphasis"><text:span text:style-name="T141">P</text:span></text:span><text:span text:style-name="Strong_20_Emphasis"><text:span text:style-name="T136">laats </text:span></text:span><text:span text:style-name="Strong_20_Emphasis"><text:span text:style-name="T137">een </text:span></text:span><text:span text:style-name="Strong_20_Emphasis"><text:span text:style-name="T138">usb</text:span></text:span><text:span text:style-name="Strong_20_Emphasis"><text:span text:style-name="T137">-stick </text:span></text:span><text:span text:style-name="Strong_20_Emphasis"><text:span text:style-name="T165">va</text:span></text:span><text:span text:style-name="Strong_20_Emphasis"><text:span text:style-name="T145">n </text:span></text:span><text:span text:style-name="Strong_20_Emphasis"><text:span text:style-name="T146">min</text:span></text:span><text:span text:style-name="Strong_20_Emphasis"><text:span text:style-name="T147">imaal</text:span></text:span><text:span text:style-name="Strong_20_Emphasis"><text:span text:style-name="T146"> </text:span></text:span><text:span text:style-name="Strong_20_Emphasis"><text:span text:style-name="T148">4</text:span></text:span><text:span text:style-name="Strong_20_Emphasis"><text:span text:style-name="T146"> GB. <text:line-break/></text:span></text:span><text:span text:style-name="Strong_20_Emphasis"><text:span text:style-name="T166">Zoek</text:span></text:span><text:span text:style-name="Strong_20_Emphasis"><text:span text:style-name="T146"> </text:span></text:span><text:span text:style-name="Strong_20_Emphasis"><text:span text:style-name="T173">s</text:span></text:span><text:span text:style-name="Strong_20_Emphasis"><text:span text:style-name="T174">ch</text:span></text:span><text:span text:style-name="Strong_20_Emphasis"><text:span text:style-name="T146"> en klik op het pictogram van</text:span></text:span><text:span text:style-name="Strong_20_Emphasis"><text:span text:style-name="T149"> </text:span></text:span><text:span text:style-name="Strong_20_Emphasis"><text:span text:style-name="T176">Schijven</text:span></text:span><text:span text:style-name="Strong_20_Emphasis"><text:span text:style-name="T150">. Selecteer de </text:span></text:span><text:span text:style-name="Strong_20_Emphasis"><text:span text:style-name="T151">usb</text:span></text:span><text:span text:style-name="Strong_20_Emphasis"><text:span text:style-name="T150">-stick in de lijst van schijven aan de linkerkant en klik rechtsboven op </text:span></text:span><text:span text:style-name="Strong_20_Emphasis"><text:span text:style-name="T175">Schijfinstellingen</text:span></text:span><text:span text:style-name="Strong_20_Emphasis"><text:span text:style-name="T150"> </text:span></text:span><text:span text:style-name="Strong_20_Emphasis"><text:span text:style-name="T175">⋮</text:span></text:span><text:span text:style-name="Strong_20_Emphasis"><text:span text:style-name="T150"> (icoontje met de drie puntjes).</text:span></text:span></text:p><text:p text:style-name="P61"><text:span text:style-name="Strong_20_Emphasis"><text:span text:style-name="T150"><text:tab/>Kies </text:span></text:span><text:span text:style-name="Strong_20_Emphasis"><text:span text:style-name="T175">Schijfkopie terugzetten</text:span></text:span><text:span text:style-name="Strong_20_Emphasis"><text:span text:style-name="T150"> en selecteer </text:span></text:span><text:span text:style-name="Strong_20_Emphasis"><text:span text:style-name="T152">het net</text:span></text:span><text:span text:style-name="Strong_20_Emphasis"><text:span text:style-name="T153"> gedownloade </text:span></text:span><text:span text:style-name="Strong_20_Emphasis"><text:span text:style-name="T154">cd</text:span></text:span><text:span text:style-name="T19">-beeldbestand </text:span><text:span text:style-name="T20">(.iso)</text:span><text:span text:style-name="Strong_20_Emphasis"><text:span text:style-name="T153">.</text:span></text:span></text:p><text:p text:style-name="P63"><text:span text:style-name="Strong_20_Emphasis"><text:span text:style-name="T150"><text:tab/>Klik op </text:span></text:span><text:span text:style-name="Strong_20_Emphasis"><text:span text:style-name="T175">Terugzetten starten</text:span></text:span><text:span text:style-name="Strong_20_Emphasis"><text:span text:style-name="T150"> en vervolgens op </text:span></text:span><text:span text:style-name="Strong_20_Emphasis"><text:span text:style-name="T175">Terugzetten</text:span></text:span><text:span text:style-name="Strong_20_Emphasis"><text:span text:style-name="T155">.<text:line-break/></text:span></text:span><text:span text:style-name="Strong_20_Emphasis"><text:span text:style-name="T156">O</text:span></text:span><text:span text:style-name="Strong_20_Emphasis"><text:span text:style-name="T137">f </text:span></text:span><text:span text:style-name="Strong_20_Emphasis"><text:span text:style-name="T157">gebruik </text:span></text:span><text:span text:style-name="Strong_20_Emphasis"><text:span text:style-name="T158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58"> </text:span></text:span><text:span text:style-name="Strong_20_Emphasis"><text:span text:style-name="T159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159">) </text:span></text:span><text:span text:style-name="Strong_20_Emphasis"><text:span text:style-name="T160">dat </text:span></text:span><text:span text:style-name="Strong_20_Emphasis"><text:span text:style-name="T137">beschikbaar </text:span></text:span><text:span text:style-name="Strong_20_Emphasis"><text:span text:style-name="T160">is </text:span></text:span><text:span text:style-name="Strong_20_Emphasis"><text:span text:style-name="T137">voor </text:span></text:span><text:span text:style-name="Strong_20_Emphasis"><text:span text:style-name="T150">Windows, </text:span></text:span><text:span text:style-name="Strong_20_Emphasis"><text:span text:style-name="T161">mac</text:span></text:span><text:span text:style-name="Strong_20_Emphasis"><text:span text:style-name="T162">OS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8">Linux</text:span></text:span><text:span text:style-name="Strong_20_Emphasis"><text:span text:style-name="T163">.</text:span></text:span></text:p></text:note-body></text:note></text:span><text:span text:style-name="T129"> </text:span><text:span text:style-name="T132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39"><text:span text:style-name="T187">Opstart/</text:span><text:span text:style-name="T188">bootmenu</text:span><text:span text:style-name="T187"> </text:span><text:span text:style-name="T186">via </text:span><text:span text:style-name="Definition"><text:span text:style-name="T350">opstartmenu</text:span></text:span><text:span text:style-name="T186"> </text:span><text:span text:style-name="T189">en</text:span><text:span text:style-name="T186"> </text:span><text:span text:style-name="T187">instellingen/</text:span><text:span text:style-name="T188">setup</text:span><text:span text:style-name="T186"> via </text:span><text:span text:style-name="Definition"><text:span text:style-name="T7">instellinge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4"/></text:span></text:p>
          </table:table-cell>
          <table:table-cell table:style-name="_32_._5f_Installatie_5f_uitvoeren.C3" office:value-type="string">
            <text:p text:style-name="P24"><text:span text:style-name="Strong_20_Emphasis"><text:span text:style-name="T50">D</text:span></text:span><text:span text:style-name="Strong_20_Emphasis"><text:span text:style-name="T45">ruk op </text:span></text:span><text:span text:style-name="Strong_20_Emphasis"><text:span text:style-name="T46">de </text:span></text:span><text:span text:style-name="Strong_20_Emphasis"><text:span text:style-name="T47">Enter</text:span></text:span><text:span text:style-name="Strong_20_Emphasis"><text:span text:style-name="T46">-toets </text:span></text:span><text:span text:style-name="Strong_20_Emphasis"><text:span text:style-name="T50">(</text:span></text:span><text:span text:style-name="Strong_20_Emphasis"><text:span text:style-name="T115">Try or Install Ubuntu</text:span></text:span><text:span text:style-name="Strong_20_Emphasis"><text:span text:style-name="T49"> </text:span></text:span><text:span text:style-name="Strong_20_Emphasis"><text:span text:style-name="T50">is reeds geselecteerd)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3"><draw:control text:anchor-type="as-char" draw:z-index="17" draw:name="Vorm 6" draw:style-name="gr1" draw:text-style-name="P96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249">Kies</text:span><text:span text:style-name="T250"> </text:span><text:span text:style-name="T253">Nederlands</text:span><text:span text:style-name="T250"> en klik</text:span><text:span text:style-name="T251"> </text:span><text:span text:style-name="T250">op</text:span><text:span text:style-name="T249"> </text:span><text:span text:style-name="T246">Ubuntu installeren</text:span><text:span text:style-name="T24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6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4"><draw:control text:anchor-type="as-char" draw:z-index="15" draw:name="Vorm 1" draw:style-name="gr1" draw:text-style-name="P96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85">Op </text:span><text:span text:style-name="T286">het </text:span><text:span text:style-name="T284">scherm </text:span><text:span text:style-name="Strong_20_Emphasis"><text:span text:style-name="T284">Wie bent u?</text:span></text:span><text:span text:style-name="T284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5"><text:span text:style-name="T291">V</text:span><text:span text:style-name="T285">ul </text:span><text:span text:style-name="T287">in </text:span><text:span text:style-name="Strong_20_Emphasis"><text:span text:style-name="T288">Uw n</text:span></text:span><text:span text:style-name="Strong_20_Emphasis"><text:span text:style-name="T289">aam</text:span></text:span><text:span text:style-name="Strong_20_Emphasis"><text:span text:style-name="T275"> </text:span></text:span><text:span text:style-name="Definition"><text:span text:style-name="T4">gebruiker</text:span></text:span><text:span text:style-name="Strong_20_Emphasis"><text:span text:style-name="T276">, <text:line-break/></text:span></text:span><text:span text:style-name="Strong_20_Emphasis"><text:span text:style-name="T289">Naam </text:span></text:span><text:span text:style-name="Strong_20_Emphasis"><text:span text:style-name="T288">van uw </text:span></text:span><text:span text:style-name="Strong_20_Emphasis"><text:span text:style-name="T290">computer</text:span></text:span><text:span text:style-name="Definition"><text:span text:style-name="T15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75">,<text:line-break/></text:span></text:span><text:span text:style-name="Strong_20_Emphasis"><text:span text:style-name="T288">Kies een g</text:span></text:span><text:span text:style-name="Strong_20_Emphasis"><text:span text:style-name="T290">ebruikersnaam</text:span></text:span><text:span text:style-name="Strong_20_Emphasis"><text:span text:style-name="T275"> </text:span></text:span><text:span text:style-name="Definition"><text:span text:style-name="T4">gebruikersnaam</text:span></text:span><text:span text:style-name="Strong_20_Emphasis"><text:span text:style-name="T275">,<text:line-break/></text:span></text:span><text:span text:style-name="Strong_20_Emphasis"><text:span text:style-name="T277">g</text:span></text:span><text:span text:style-name="Strong_20_Emphasis"><text:span text:style-name="T274">eef tweemaal een </text:span></text:span><text:span text:style-name="Strong_20_Emphasis"><text:span text:style-name="T283">wachtwoord</text:span></text:span><text:span text:style-name="Strong_20_Emphasis"><text:span text:style-name="T274">,</text:span></text:span><text:span text:style-name="Strong_20_Emphasis"><text:span text:style-name="T278"> </text:span></text:span><text:span text:style-name="Strong_20_Emphasis"><text:span text:style-name="T279">en</text:span></text:span><text:span text:style-name="Strong_20_Emphasis"><text:span text:style-name="T278"> </text:span></text:span><text:span text:style-name="Strong_20_Emphasis"><text:span text:style-name="T280">k</text:span></text:span><text:span text:style-name="Strong_20_Emphasis"><text:span text:style-name="T274">lik op </text:span></text:span><text:span text:style-name="Strong_20_Emphasis"><text:span text:style-name="T283">Verder</text:span></text:span><text:span text:style-name="Strong_20_Emphasis"><text:span text:style-name="T274">.</text:span></text:span></text:p>
          </table:table-cell>
        </table:table-row>
      </table:table>
      <text:p text:style-name="P45"><text:span text:style-name="Strong_20_Emphasis"><text:span text:style-name="T102"/></text:span></text:p>
      <text:list xml:id="list165328799986063" text:continue-numbering="true" text:style-name="L1">
        <text:list-item>
          <text:p text:style-name="P91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6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100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48">Aanmelden als </text:span></text:span><text:span text:style-name="Definition"><text:span text:style-name="T11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84"><text:span text:style-name="Strong_20_Emphasis"><text:span text:style-name="T103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3"/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100"><draw:control text:anchor-type="as-char" draw:z-index="9" draw:name="Vorm4_1" draw:style-name="gr1" draw:text-style-name="P96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54">Installeer </text:span></text:span><text:span text:style-name="Strong_20_Emphasis"><text:span text:style-name="T92">pakket kz</text:span></text:span><text:span text:style-name="Strong_20_Emphasis"><text:span text:style-name="T92"><text:note text:id="ftn7" text:note-class="footnote"><text:note-citation>1</text:note-citation><text:note-body><text:p text:style-name="P62"><text:span text:style-name="T342">Debian-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6"><text:span text:style-name="Strong_20_Emphasis"><text:span text:style-name="T96">D</text:span></text:span><text:span text:style-name="Strong_20_Emphasis"><text:span text:style-name="T78">ruk</text:span></text:span><text:span text:style-name="Strong_20_Emphasis"><text:span text:style-name="T63"> op</text:span></text:span><text:span text:style-name="Strong_20_Emphasis"><text:span text:style-name="T79"> de </text:span></text:span><text:span text:style-name="Strong_20_Emphasis"><text:span text:style-name="T66">Super</text:span></text:span><text:span text:style-name="Strong_20_Emphasis"><text:span text:style-name="T79">-toets</text:span></text:span><text:span text:style-name="Strong_20_Emphasis"><text:span text:style-name="T69"><text:note text:id="ftn8" text:note-class="footnote"><text:note-citation>2</text:note-citation><text:note-body><text:p text:style-name="P42"><text:span text:style-name="T207">De </text:span><text:span text:style-name="T208">Super</text:span><text:span text:style-name="T207">-toets is de Windows-toets, Command-toets </text:span><text:span text:style-name="T209">(Apple)</text:span><text:span text:style-name="T207">, of Vergrootglas-toets </text:span><text:span text:style-name="T209">(Chromebook)</text:span><text:span text:style-name="T207">.</text:span></text:p></text:note-body></text:note></text:span></text:span><text:span text:style-name="Strong_20_Emphasis"><text:span text:style-name="T63">, </text:span></text:span><text:span text:style-name="Strong_20_Emphasis"><text:span text:style-name="T76">t</text:span></text:span><text:span text:style-name="Strong_20_Emphasis"><text:span text:style-name="T68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7"> </text:span></text:span><text:span text:style-name="Strong_20_Emphasis"><text:span text:style-name="T77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1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4"/></text:span></text:p>
          </table:table-cell>
          <table:table-cell table:style-name="_33_._5f_Installatie_5f_afronden.C7" office:value-type="string">
            <text:p text:style-name="P87"><text:span text:style-name="T5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80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100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81">Rond de</text:span></text:span><text:span text:style-name="Strong_20_Emphasis"><text:span text:style-name="T82"> installatie </text:span></text:span><text:span text:style-name="Strong_20_Emphasis"><text:span text:style-name="T81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9"><text:span text:style-name="Strong_20_Emphasis"><text:span text:style-name="T96">D</text:span></text:span><text:span text:style-name="Strong_20_Emphasis"><text:span text:style-name="T84">ruk</text:span></text:span><text:span text:style-name="Strong_20_Emphasis"><text:span text:style-name="T83"> op</text:span></text:span><text:span text:style-name="Strong_20_Emphasis"><text:span text:style-name="T79"> de </text:span></text:span><text:span text:style-name="Strong_20_Emphasis"><text:span text:style-name="T66">Super</text:span></text:span><text:span text:style-name="Strong_20_Emphasis"><text:span text:style-name="T79">-toets</text:span></text:span><text:span text:style-name="Strong_20_Emphasis"><text:span text:style-name="T63">, </text:span></text:span><text:span text:style-name="Strong_20_Emphasis"><text:span text:style-name="T76">t</text:span></text:span><text:span text:style-name="Strong_20_Emphasis"><text:span text:style-name="T68">yp </text:span></text:span><text:span text:style-name="Strong_20_Emphasis"><text:span text:style-name="T107">men</text:span></text:span><text:span text:style-name="Strong_20_Emphasis"><text:span text:style-name="T106">u</text:span></text:span><text:span text:style-name="Strong_20_Emphasis"><text:span text:style-name="T69"> </text:span></text:span><text:span text:style-name="Strong_20_Emphasis"><text:span text:style-name="T77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4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85">K</text:span></text:span><text:span text:style-name="Strong_20_Emphasis"><text:span text:style-name="T73">ie</text:span></text:span><text:span text:style-name="Strong_20_Emphasis"><text:span text:style-name="T74">s </text:span></text:span><text:span text:style-name="Strong_20_Emphasis"><text:span text:style-name="T124">3</text:span></text:span><text:span text:style-name="Strong_20_Emphasis"><text:span text:style-name="T104"> 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85"> </text:span></text:span><text:span text:style-name="Strong_20_Emphasis"><text:span text:style-name="T61">en </text:span></text:span><text:span text:style-name="Strong_20_Emphasis"><text:span text:style-name="T94">klik op </text:span></text:span><text:span text:style-name="Strong_20_Emphasis"><text:span text:style-name="T113">Verder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6"><text:span text:style-name="Strong_20_Emphasis"><text:span text:style-name="T48"><text:tab/></text:span></text:span></text:p>
      <text:p text:style-name="P47"><text:span text:style-name="Strong_20_Emphasis"><text:span text:style-name="T75"/></text:span></text:p>
      <text:p text:style-name="P48"><text:span text:style-name="Strong_20_Emphasis"><text:span text:style-name="T62"/></text:span></text:p>
      <text:list xml:id="list165328674294854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0"><draw:control text:anchor-type="as-char" draw:z-index="10" draw:name="Vorm40_0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100"><draw:control text:anchor-type="as-char" draw:z-index="21" draw:name="Vorm40_ 1" draw:style-name="gr1" draw:text-style-name="P96" svg:width="0.35cm" svg:height="0.35cm" draw:control="control22"/></text:span></text:span></text:p>
          </table:table-cell>
          <table:table-cell table:style-name="Tabel2.D1" office:value-type="string">
            <text:p text:style-name="P19"><text:span text:style-name="Strong_20_Emphasis"><text:span text:style-name="T48">Aanmelden als </text:span></text:span><text:span text:style-name="Definition"><text:span text:style-name="T11">gebruiker</text:span></text:span><text:span text:style-name="Strong_20_Emphasis"><text:span text:style-name="T86"><text:note text:id="ftn9" text:note-class="footnote"><text:note-citation>1</text:note-citation><text:note-body><text:p text:style-name="P58"><text:span text:style-name="User_20_Entry"><text:span text:style-name="T190">E</text:span></text:span><text:span text:style-name="User_20_Entry"><text:span text:style-name="T192">ventuele extra </text:span></text:span><text:span text:style-name="Definition"><text:span text:style-name="T348">gebruiker</text:span></text:span><text:span text:style-name="User_20_Entry"><text:span text:style-name="T191">s</text:span></text:span><text:span text:style-name="User_20_Entry"><text:span text:style-name="T192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0"><draw:control text:anchor-type="as-char" draw:z-index="12" draw:name="Vorm40_2" draw:style-name="gr1" draw:text-style-name="P96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100"><draw:control text:anchor-type="as-char" draw:z-index="22" draw:name="Vorm40_ 2" draw:style-name="gr1" draw:text-style-name="P96" svg:width="0.35cm" svg:height="0.35cm" draw:control="control23"/></text:span></text:span></text:p>
          </table:table-cell>
          <table:table-cell table:style-name="Tabel2.D5" office:value-type="string">
            <text:p text:style-name="P18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8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1"><text:span text:style-name="Strong_20_Emphasis"><text:span text:style-name="T97">D</text:span></text:span><text:span text:style-name="Strong_20_Emphasis"><text:span text:style-name="T84">ruk</text:span></text:span><text:span text:style-name="Strong_20_Emphasis"><text:span text:style-name="T83"> op</text:span></text:span><text:span text:style-name="Strong_20_Emphasis"><text:span text:style-name="T79"> de </text:span></text:span><text:span text:style-name="Strong_20_Emphasis"><text:span text:style-name="T66">Super</text:span></text:span><text:span text:style-name="Strong_20_Emphasis"><text:span text:style-name="T79">-toets</text:span></text:span><text:span text:style-name="Strong_20_Emphasis"><text:span text:style-name="T44"><text:note text:id="ftn10" text:note-class="footnote"><text:note-citation>2</text:note-citation><text:note-body><text:p text:style-name="P43"><text:span text:style-name="T207">De </text:span><text:span text:style-name="T208">Super</text:span><text:span text:style-name="T207">-toets is de Windows-toets, Command-toets </text:span><text:span text:style-name="T209">(Apple)</text:span><text:span text:style-name="T207">, of Vergrootglas-toets </text:span><text:span text:style-name="T209">(Chromebook)</text:span><text:span text:style-name="T207">.</text:span></text:p></text:note-body></text:note></text:span></text:span><text:span text:style-name="Strong_20_Emphasis"><text:span text:style-name="T63">, </text:span></text:span><text:span text:style-name="Strong_20_Emphasis"><text:span text:style-name="T76">t</text:span></text:span><text:span text:style-name="Strong_20_Emphasis"><text:span text:style-name="T68">yp </text:span></text:span><text:span text:style-name="Strong_20_Emphasis"><text:span text:style-name="T107">men</text:span></text:span><text:span text:style-name="Strong_20_Emphasis"><text:span text:style-name="T106">u</text:span></text:span><text:span text:style-name="Strong_20_Emphasis"><text:span text:style-name="T69"> </text:span></text:span><text:span text:style-name="Strong_20_Emphasis"><text:span text:style-name="T77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20"><text:span text:style-name="Strong_20_Emphasis"><text:span text:style-name="T85">K</text:span></text:span><text:span text:style-name="Strong_20_Emphasis"><text:span text:style-name="T73">ie</text:span></text:span><text:span text:style-name="Strong_20_Emphasis"><text:span text:style-name="T74">s </text:span></text:span><text:span text:style-name="Strong_20_Emphasis"><text:span text:style-name="T124">4 </text:span></text:span><text:span text:style-name="Strong_20_Emphasis"><text:span text:style-name="T108">Gebruiker inrichten</text:span></text:span><text:span text:style-name="Strong_20_Emphasis"><text:span text:style-name="T85"> </text:span></text:span><text:span text:style-name="Strong_20_Emphasis"><text:span text:style-name="T61">en </text:span></text:span><text:span text:style-name="Strong_20_Emphasis"><text:span text:style-name="T94">klik op </text:span></text:span><text:span text:style-name="Strong_20_Emphasis"><text:span text:style-name="T114">Verder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7"><text:span text:style-name="Strong_20_Emphasis"><text:span text:style-name="T91"/></text:span></text:p>
      <text:p text:style-name="P41"/>
      <text:p text:style-name="P31"><text:span text:style-name="T201">E</text:span><text:span text:style-name="T202">inde c</text:span><text:span text:style-name="T203">hecklist, </text:span><text:span text:style-name="T204">d</text:span><text:span text:style-name="T203">e installatie van </text:span><text:span text:style-name="Strong_20_Emphasis"><text:span text:style-name="T220"><text:user-field-get text:name="Distro">Ubuntu</text:user-field-get></text:span></text:span><text:span text:style-name="T205"><text:s/></text:span><text:span text:style-name="T206"><text:user-field-get text:name="Version">22.04</text:user-field-get></text:span><text:span text:style-name="Strong_20_Emphasis"><text:span text:style-name="T221"><text:s/></text:span></text:span><text:span text:style-name="Strong_20_Emphasis"><text:span text:style-name="T219">LTS</text:span></text:span><text:span text:style-name="T43"> 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T203">is voltooid.</text:span></text:p>
      <text:p text:style-name="P12"/>
      <text:p text:style-name="P7"><text:span text:style-name="Emphasis"><text:span text:style-name="T295">Geschreven </text:span></text:span><text:span text:style-name="Emphasis"><text:span text:style-name="T293">d</text:span></text:span><text:span text:style-name="Emphasis"><text:span text:style-name="T29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7">CC0 1.0 Universeel</text:span></text:span></text:a><text:span text:style-name="Emphasis"><text:span text:style-name="T295">,</text:span></text:span><text:span text:style-name="Emphasis"><text:span text:style-name="T292"> </text:span></text:span><text:span text:style-name="Strong_20_Emphasis"><text:span text:style-name="T62"><text:user-field-get style:data-style-name="N0" text:name="Releaseyear">2022</text:user-field-get></text:span></text:span><text:span text:style-name="Emphasis"><text:span text:style-name="T294">-</text:span></text:span><text:span text:style-name="Emphasis"><text:span text:style-name="T294"><text:date style:data-style-name="N10107" text:date-value="2023-08-05T16:53:28.245876990">2023</text:date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16:53:27.875627162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6:53:27.689655574</dc:date>
    <meta:keyword>Installatie</meta:keyword>
    <meta:keyword>Checklist</meta:keyword>
    <meta:keyword>Linux</meta:keyword>
    <meta:editing-cycles>6715</meta:editing-cycles>
    <meta:editing-duration>P11DT21H3M56S</meta:editing-duration>
    <dc:creator>Karel Zimmer</dc:creator>
    <meta:document-statistic meta:table-count="4" meta:image-count="0" meta:object-count="0" meta:page-count="4" meta:paragraph-count="84" meta:word-count="615" meta:character-count="4276" meta:non-whitespace-character-count="3703"/>
    <meta:user-defined meta:name="Info 1"/>
    <meta:user-defined meta:name="Info 2"/>
    <meta:user-defined meta:name="Info 3"/>
    <meta:user-defined meta:name="Info 4"/>
  </office:meta>
</office:document-meta>
</file>